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LFO29">
      <text:list-level-style-bullet text:level="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2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4" text:style-name="WW_CharLFO2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7" text:style-name="WW_CharLFO2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</text:list-style>
    <style:style style:name="P1" style:parent-style-name="Título" style:master-page-name="MP0" style:family="paragraph">
      <style:paragraph-properties fo:break-before="page" fo:text-align="end" fo:margin-left="1in" fo:text-indent="-1in">
        <style:tab-stops/>
      </style:paragraph-properties>
    </style:style>
    <style:style style:name="P6" style:parent-style-name="Título" style:family="paragraph">
      <style:paragraph-properties fo:text-align="end"/>
    </style:style>
    <style:style style:name="P7" style:parent-style-name="Título" style:family="paragraph">
      <style:paragraph-properties fo:text-align="end"/>
      <style:text-properties fo:font-size="14pt" style:font-size-asian="14pt" style:font-size-complex="14pt"/>
    </style:style>
    <style:style style:name="P8" style:parent-style-name="Título" style:family="paragraph">
      <style:text-properties fo:font-size="14pt" style:font-size-asian="14pt" style:font-size-complex="14pt"/>
    </style:style>
    <style:style style:name="P9" style:parent-style-name="InfoBlue" style:family="paragraph">
      <style:text-properties fo:language="fr" fo:country="FR"/>
    </style:style>
    <style:style style:name="P10" style:parent-style-name="Título" style:master-page-name="MP1" style:family="paragraph">
      <style:paragraph-properties fo:break-before="page"/>
    </style:style>
    <style:style style:name="TableColumn38" style:family="table-column">
      <style:table-column-properties style:column-width="1.6in" style:use-optimal-column-width="false"/>
    </style:style>
    <style:style style:name="TableColumn39" style:family="table-column">
      <style:table-column-properties style:column-width="0.8in" style:use-optimal-column-width="false"/>
    </style:style>
    <style:style style:name="TableColumn40" style:family="table-column">
      <style:table-column-properties style:column-width="2.6in" style:use-optimal-column-width="false"/>
    </style:style>
    <style:style style:name="TableColumn41" style:family="table-column">
      <style:table-column-properties style:column-width="1.6in" style:use-optimal-column-width="false"/>
    </style:style>
    <style:style style:name="Table37" style:family="table">
      <style:table-properties style:width="6.6in" fo:margin-left="0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style:writing-mode="lr-tb" fo:padding-top="0in" fo:padding-left="0.075in" fo:padding-bottom="0in" fo:padding-right="0.075in"/>
    </style:style>
    <style:style style:name="P44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45" style:family="table-cell">
      <style:table-cell-properties fo:border="0.0104in solid #000000" style:writing-mode="lr-tb" fo:padding-top="0in" fo:padding-left="0.075in" fo:padding-bottom="0in" fo:padding-right="0.075in"/>
    </style:style>
    <style:style style:name="P46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47" style:family="table-cell">
      <style:table-cell-properties fo:border="0.0104in solid #000000" style:writing-mode="lr-tb" fo:padding-top="0in" fo:padding-left="0.075in" fo:padding-bottom="0in" fo:padding-right="0.075in"/>
    </style:style>
    <style:style style:name="P48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Cell49" style:family="table-cell">
      <style:table-cell-properties fo:border="0.0104in solid #000000" style:writing-mode="lr-tb" fo:padding-top="0in" fo:padding-left="0.075in" fo:padding-bottom="0in" fo:padding-right="0.075in"/>
    </style:style>
    <style:style style:name="P50" style:parent-style-name="Tabletext" style:family="paragraph">
      <style:paragraph-properties fo:text-align="center"/>
      <style:text-properties fo:font-weight="bold" style:font-weight-asian="bold" style:font-weight-complex="bold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P71" style:parent-style-name="Título" style:family="paragraph">
      <style:paragraph-properties fo:break-before="page"/>
    </style:style>
    <style:style style:name="P72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73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74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75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76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77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78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79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0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1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2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3" style:parent-style-name="Fonteparág.padrão" style:family="text">
      <style:text-properties fo:language="fr" fo:country="FR"/>
    </style:style>
    <style:style style:name="T84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85" style:parent-style-name="Fonteparág.padrão" style:family="text">
      <style:text-properties fo:language="fr" fo:country="FR"/>
    </style:style>
    <style:style style:name="P86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7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88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89" style:parent-style-name="Fonteparág.padrão" style:family="text">
      <style:text-properties fo:language="fr" fo:country="FR"/>
    </style:style>
    <style:style style:name="T9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91" style:parent-style-name="Fonteparág.padrão" style:family="text">
      <style:text-properties fo:language="fr" fo:country="FR"/>
    </style:style>
    <style:style style:name="P92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93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94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95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96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97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98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99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100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101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102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103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104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05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106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107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108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109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11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111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112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113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114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115" style:parent-style-name="Sumário2" style:family="paragraph">
      <style:paragraph-properties>
        <style:tab-stops>
          <style:tab-stop style:type="left" style:position="0.3944in"/>
          <style:tab-stop style:type="right" style:position="6.2in"/>
        </style:tab-stops>
      </style:paragraph-properties>
    </style:style>
    <style:style style:name="T116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117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118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119" style:parent-style-name="Fonteparág.padrão" style:family="text">
      <style:text-properties style:font-name-complex="Arial"/>
    </style:style>
    <style:style style:name="T120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T121" style:parent-style-name="Fonteparág.padrão" style:family="text">
      <style:text-properties style:font-name-complex="Arial"/>
    </style:style>
    <style:style style:name="T122" style:parent-style-name="Fonteparág.padrão" style:family="text">
      <style:text-properties style:font-name="Calibri" style:font-name-asian="Times New Roman" style:font-name-complex="Times New Roman" fo:font-size="11pt" style:font-size-asian="11pt" style:font-size-complex="11pt" style:language-asian="pt" style:country-asian="BR"/>
    </style:style>
    <style:style style:name="P123" style:parent-style-name="Título" style:family="paragraph">
      <style:paragraph-properties fo:break-before="page"/>
    </style:style>
    <style:style style:name="P124" style:parent-style-name="Título1" style:list-style-name="LFO1" style:family="paragraph">
      <style:paragraph-properties fo:margin-left="0.75in" fo:text-indent="-0.25in">
        <style:tab-stops/>
      </style:paragraph-properties>
      <style:text-properties fo:font-size="10pt" style:font-size-asian="10pt" style:font-size-complex="10pt"/>
    </style:style>
    <style:style style:name="T125" style:parent-style-name="Fonteparág.padrão" style:family="text">
      <style:text-properties fo:font-weight="bold" style:font-weight-asian="bold" style:font-weight-complex="bold"/>
    </style:style>
    <style:style style:name="T126" style:parent-style-name="Fonteparág.padrão" style:family="text">
      <style:text-properties fo:language="fr" fo:country="FR"/>
    </style:style>
    <style:style style:name="T127" style:parent-style-name="Fonteparág.padrão" style:family="text">
      <style:text-properties style:font-weight-complex="bold" fo:language="fr" fo:country="FR"/>
    </style:style>
    <style:style style:name="T128" style:parent-style-name="Fonteparág.padrão" style:family="text">
      <style:text-properties fo:language="fr" fo:country="FR"/>
    </style:style>
    <style:style style:name="T129" style:parent-style-name="Fonteparág.padrão" style:family="text">
      <style:text-properties fo:font-weight="bold" style:font-weight-asian="bold" style:font-weight-complex="bold"/>
    </style:style>
    <style:style style:name="T130" style:parent-style-name="Fonteparág.padrão" style:family="text">
      <style:text-properties fo:language="fr" fo:country="FR"/>
    </style:style>
    <style:style style:name="T131" style:parent-style-name="Fonteparág.padrão" style:family="text">
      <style:text-properties fo:language="fr" fo:country="FR"/>
    </style:style>
    <style:style style:name="P132" style:parent-style-name="Título1" style:list-style-name="LFO1" style:family="paragraph">
      <style:paragraph-properties fo:margin-left="0.75in" fo:text-indent="-0.25in">
        <style:tab-stops/>
      </style:paragraph-properties>
      <style:text-properties fo:font-size="10pt" style:font-size-asian="10pt" style:font-size-complex="10pt"/>
    </style:style>
    <style:style style:name="TableColumn134" style:family="table-column">
      <style:table-column-properties style:column-width="2.0625in" style:use-optimal-column-width="false"/>
    </style:style>
    <style:style style:name="TableColumn135" style:family="table-column">
      <style:table-column-properties style:column-width="3.625in" style:use-optimal-column-width="false"/>
    </style:style>
    <style:style style:name="Table133" style:family="table">
      <style:table-properties style:width="5.6875in" fo:margin-left="0.575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208in solid #000000" fo:border-left="0.0208in solid #000000" fo:border-bottom="0.0104in solid #000000" fo:border-right="0.0208in solid #000000" style:writing-mode="lr-tb" fo:padding-top="0in" fo:padding-left="0.075in" fo:padding-bottom="0in" fo:padding-right="0.075in"/>
    </style:style>
    <style:style style:name="P138" style:parent-style-name="Corpodetexto" style:family="paragraph">
      <style:paragraph-properties fo:keep-with-next="always" fo:margin-left="0.05in">
        <style:tab-stops/>
      </style:paragraph-properties>
    </style:style>
    <style:style style:name="TableCell139" style:family="table-cell">
      <style:table-cell-properties fo:border-top="0.0208in solid #000000" fo:border-left="none" fo:border-bottom="0.0104in solid #000000" fo:border-right="0.0208in solid #000000" style:writing-mode="lr-tb" fo:padding-top="0in" fo:padding-left="0.075in" fo:padding-bottom="0in" fo:padding-right="0.075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fo:padding-top="0in" fo:padding-left="0.075in" fo:padding-bottom="0in" fo:padding-right="0.075in"/>
    </style:style>
    <style:style style:name="P142" style:parent-style-name="Corpodetexto" style:family="paragraph">
      <style:paragraph-properties fo:keep-with-next="always" fo:margin-left="0.05in">
        <style:tab-stops/>
      </style:paragraph-properties>
      <style:text-properties fo:language="fr" fo:country="FR"/>
    </style:style>
    <style:style style:name="TableCell143" style:family="table-cell">
      <style:table-cell-properties fo:border-top="0.0104in solid #000000" fo:border-left="none" fo:border-bottom="0.0104in solid #000000" fo:border-right="0.0208in solid #000000" style:writing-mode="lr-tb" fo:padding-top="0in" fo:padding-left="0.075in" fo:padding-bottom="0in" fo:padding-right="0.075in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104in solid #000000" fo:border-left="0.0208in solid #000000" fo:border-bottom="0.0104in solid #000000" fo:border-right="0.0208in solid #000000" style:writing-mode="lr-tb" fo:padding-top="0in" fo:padding-left="0.075in" fo:padding-bottom="0in" fo:padding-right="0.075in"/>
    </style:style>
    <style:style style:name="P146" style:parent-style-name="Corpodetexto" style:family="paragraph">
      <style:paragraph-properties fo:keep-with-next="always" fo:margin-left="0.05in">
        <style:tab-stops/>
      </style:paragraph-properties>
      <style:text-properties fo:language="fr" fo:country="FR"/>
    </style:style>
    <style:style style:name="TableCell147" style:family="table-cell">
      <style:table-cell-properties fo:border-top="0.0104in solid #000000" fo:border-left="none" fo:border-bottom="0.0104in solid #000000" fo:border-right="0.0208in solid #000000" style:writing-mode="lr-tb" fo:padding-top="0in" fo:padding-left="0.075in" fo:padding-bottom="0in" fo:padding-right="0.075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fo:padding-top="0in" fo:padding-left="0.075in" fo:padding-bottom="0in" fo:padding-right="0.075in"/>
    </style:style>
    <style:style style:name="P150" style:parent-style-name="Corpodetexto" style:family="paragraph">
      <style:paragraph-properties fo:margin-left="0.05in">
        <style:tab-stops/>
      </style:paragraph-properties>
    </style:style>
    <style:style style:name="TableCell151" style:family="table-cell">
      <style:table-cell-properties fo:border-top="0.0104in solid #000000" fo:border-left="none" fo:border-bottom="0.0104in solid #000000" fo:border-right="0.0208in solid #000000" style:writing-mode="lr-tb" fo:padding-top="0in" fo:padding-left="0.075in" fo:padding-bottom="0in" fo:padding-right="0.075in"/>
    </style:style>
    <style:style style:name="P152" style:parent-style-name="texto-caixa" style:family="paragraph">
      <style:text-properties fo:language="fr" fo:country="FR"/>
    </style:style>
    <style:style style:name="TableColumn154" style:family="table-column">
      <style:table-column-properties style:column-width="1.9375in" style:use-optimal-column-width="false"/>
    </style:style>
    <style:style style:name="TableColumn155" style:family="table-column">
      <style:table-column-properties style:column-width="3.75in" style:use-optimal-column-width="false"/>
    </style:style>
    <style:style style:name="Table153" style:family="table">
      <style:table-properties style:width="5.6875in" fo:margin-left="0.575in" table:align="lef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208in solid #000000" fo:border-left="0.0208in solid #000000" fo:border-bottom="0.0104in solid #000000" fo:border-right="0.0208in solid #000000" style:writing-mode="lr-tb" fo:padding-top="0in" fo:padding-left="0.075in" fo:padding-bottom="0in" fo:padding-right="0.075in"/>
    </style:style>
    <style:style style:name="P158" style:parent-style-name="Corpodetexto" style:family="paragraph">
      <style:paragraph-properties fo:keep-with-next="always" fo:margin-left="0.05in">
        <style:tab-stops/>
      </style:paragraph-properties>
    </style:style>
    <style:style style:name="TableCell159" style:family="table-cell">
      <style:table-cell-properties fo:border-top="0.0208in solid #000000" fo:border-left="none" fo:border-bottom="0.0104in solid #000000" fo:border-right="0.0208in solid #000000" style:writing-mode="lr-tb" fo:padding-top="0in" fo:padding-left="0.075in" fo:padding-bottom="0in" fo:padding-right="0.075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0.0104in solid #000000" fo:border-left="0.0208in solid #000000" fo:border-bottom="0.0104in solid #000000" fo:border-right="0.0208in solid #000000" style:writing-mode="lr-tb" fo:padding-top="0in" fo:padding-left="0.075in" fo:padding-bottom="0in" fo:padding-right="0.075in"/>
    </style:style>
    <style:style style:name="P162" style:parent-style-name="Corpodetexto" style:family="paragraph">
      <style:paragraph-properties fo:keep-with-next="always" fo:margin-left="0.05in">
        <style:tab-stops/>
      </style:paragraph-properties>
    </style:style>
    <style:style style:name="TableCell163" style:family="table-cell">
      <style:table-cell-properties fo:border-top="0.0104in solid #000000" fo:border-left="none" fo:border-bottom="0.0104in solid #000000" fo:border-right="0.0208in solid #000000" style:writing-mode="lr-tb" fo:padding-top="0in" fo:padding-left="0.075in" fo:padding-bottom="0in" fo:padding-right="0.075in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0.0104in solid #000000" fo:border-left="0.0208in solid #000000" fo:border-bottom="0.0104in solid #000000" fo:border-right="0.0208in solid #000000" style:writing-mode="lr-tb" fo:padding-top="0in" fo:padding-left="0.075in" fo:padding-bottom="0in" fo:padding-right="0.075in"/>
    </style:style>
    <style:style style:name="P166" style:parent-style-name="Corpodetexto" style:family="paragraph">
      <style:paragraph-properties fo:keep-with-next="always" fo:margin-left="0.05in">
        <style:tab-stops/>
      </style:paragraph-properties>
    </style:style>
    <style:style style:name="T167" style:parent-style-name="Fonteparág.padrão" style:family="text">
      <style:text-properties fo:font-weight="bold" style:font-weight-asian="bold"/>
    </style:style>
    <style:style style:name="TableCell168" style:family="table-cell">
      <style:table-cell-properties fo:border-top="0.0104in solid #000000" fo:border-left="none" fo:border-bottom="0.0104in solid #000000" fo:border-right="0.0208in solid #000000" style:writing-mode="lr-tb" fo:padding-top="0in" fo:padding-left="0.075in" fo:padding-bottom="0in" fo:padding-right="0.075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0.0104in solid #000000" fo:border-left="0.0208in solid #000000" fo:border-bottom="0.0104in solid #000000" fo:border-right="0.0208in solid #000000" style:writing-mode="lr-tb" fo:padding-top="0in" fo:padding-left="0.075in" fo:padding-bottom="0in" fo:padding-right="0.075in"/>
    </style:style>
    <style:style style:name="P171" style:parent-style-name="Corpodetexto" style:family="paragraph">
      <style:paragraph-properties fo:keep-with-next="always" fo:margin-left="0.05in">
        <style:tab-stops/>
      </style:paragraph-properties>
    </style:style>
    <style:style style:name="TableCell172" style:family="table-cell">
      <style:table-cell-properties fo:border-top="0.0104in solid #000000" fo:border-left="none" fo:border-bottom="0.0104in solid #000000" fo:border-right="0.0208in solid #000000" style:writing-mode="lr-tb" fo:padding-top="0in" fo:padding-left="0.075in" fo:padding-bottom="0in" fo:padding-right="0.075in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0.0104in solid #000000" fo:border-left="0.0208in solid #000000" fo:border-bottom="0.0104in solid #000000" fo:border-right="0.0208in solid #000000" style:writing-mode="lr-tb" fo:padding-top="0in" fo:padding-left="0.075in" fo:padding-bottom="0in" fo:padding-right="0.075in"/>
    </style:style>
    <style:style style:name="P175" style:parent-style-name="Corpodetexto" style:family="paragraph">
      <style:paragraph-properties fo:keep-with-next="always" fo:margin-left="0.05in">
        <style:tab-stops/>
      </style:paragraph-properties>
    </style:style>
    <style:style style:name="TableCell176" style:family="table-cell">
      <style:table-cell-properties fo:border-top="0.0104in solid #000000" fo:border-left="none" fo:border-bottom="0.0104in solid #000000" fo:border-right="0.0208in solid #000000" style:writing-mode="lr-tb" fo:padding-top="0in" fo:padding-left="0.075in" fo:padding-bottom="0in" fo:padding-right="0.075in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104in solid #000000" fo:border-left="0.0208in solid #000000" fo:border-bottom="0.0208in solid #000000" fo:border-right="0.0208in solid #000000" style:writing-mode="lr-tb" fo:padding-top="0in" fo:padding-left="0.075in" fo:padding-bottom="0in" fo:padding-right="0.075in"/>
    </style:style>
    <style:style style:name="P179" style:parent-style-name="Corpodetexto" style:family="paragraph">
      <style:paragraph-properties fo:margin-left="0.05in">
        <style:tab-stops/>
      </style:paragraph-properties>
    </style:style>
    <style:style style:name="TableCell180" style:family="table-cell">
      <style:table-cell-properties fo:border-top="0.0104in solid #000000" fo:border-left="none" fo:border-bottom="0.0208in solid #000000" fo:border-right="0.0208in solid #000000" style:writing-mode="lr-tb" fo:padding-top="0in" fo:padding-left="0.075in" fo:padding-bottom="0in" fo:padding-right="0.075in"/>
    </style:style>
    <style:style style:name="P181" style:parent-style-name="texto" style:family="paragraph">
      <style:text-properties fo:language="fr" fo:country="FR"/>
    </style:style>
    <style:style style:name="P182" style:parent-style-name="texto" style:family="paragraph">
      <style:text-properties fo:language="fr" fo:country="FR"/>
    </style:style>
    <style:style style:name="P183" style:parent-style-name="texto" style:family="paragraph">
      <style:text-properties fo:language="fr" fo:country="FR"/>
    </style:style>
    <style:style style:name="P184" style:parent-style-name="texto" style:family="paragraph">
      <style:text-properties fo:language="fr" fo:country="FR"/>
    </style:style>
    <style:style style:name="P185" style:parent-style-name="texto" style:family="paragraph">
      <style:text-properties fo:language="fr" fo:country="FR"/>
    </style:style>
    <style:style style:name="P186" style:parent-style-name="Título1" style:list-style-name="LFO1" style:family="paragraph">
      <style:paragraph-properties fo:margin-left="0.75in" fo:text-indent="-0.25in">
        <style:tab-stops/>
      </style:paragraph-properties>
      <style:text-properties fo:font-size="10pt" style:font-size-asian="10pt" style:font-size-complex="10pt" fo:language="fr" fo:country="FR"/>
    </style:style>
    <style:style style:name="TableColumn188" style:family="table-column">
      <style:table-column-properties style:column-width="1.3125in" style:use-optimal-column-width="false"/>
    </style:style>
    <style:style style:name="TableColumn189" style:family="table-column">
      <style:table-column-properties style:column-width="1.8125in" style:use-optimal-column-width="false"/>
    </style:style>
    <style:style style:name="TableColumn190" style:family="table-column">
      <style:table-column-properties style:column-width="2.75in" style:use-optimal-column-width="false"/>
    </style:style>
    <style:style style:name="Table187" style:family="table">
      <style:table-properties style:width="5.875in" fo:margin-left="0.575in" table:align="lef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193" style:parent-style-name="Corpodetexto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TableCell194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195" style:parent-style-name="Corpodetexto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TableCell196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197" style:parent-style-name="Corpodetexto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TableCell200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TableCell201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TableCell20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TableCell205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TableCell208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TableCell20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10" style:parent-style-name="texto" style:family="paragraph">
      <style:text-properties fo:language="fr" fo:country="FR"/>
    </style:style>
    <style:style style:name="P211" style:parent-style-name="Título2" style:list-style-name="LFO1" style:family="paragraph">
      <style:text-properties fo:language="fr" fo:country="FR"/>
    </style:style>
    <style:style style:name="P212" style:parent-style-name="Normal" style:family="paragraph">
      <style:text-properties fo:language="fr" fo:country="FR"/>
    </style:style>
    <style:style style:name="TableColumn214" style:family="table-column">
      <style:table-column-properties style:column-width="1.3125in" style:use-optimal-column-width="false"/>
    </style:style>
    <style:style style:name="TableColumn215" style:family="table-column">
      <style:table-column-properties style:column-width="1.8125in" style:use-optimal-column-width="false"/>
    </style:style>
    <style:style style:name="TableColumn216" style:family="table-column">
      <style:table-column-properties style:column-width="2.75in" style:use-optimal-column-width="false"/>
    </style:style>
    <style:style style:name="Table213" style:family="table">
      <style:table-properties style:width="5.875in" fo:margin-left="0.575in" table:align="lef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219" style:parent-style-name="Corpodetexto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TableCell220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221" style:parent-style-name="Corpodetexto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TableCell222" style:family="table-cell">
      <style:table-cell-properties fo:border="0.0104in solid #000000" fo:background-color="#FFFFFF" style:writing-mode="lr-tb" fo:padding-top="0in" fo:padding-left="0.075in" fo:padding-bottom="0in" fo:padding-right="0.075in"/>
    </style:style>
    <style:style style:name="P223" style:parent-style-name="Corpodetexto" style:family="paragraph">
      <style:paragraph-properties fo:margin-left="0in">
        <style:tab-stops/>
      </style:paragraph-properties>
      <style:text-properties fo:font-weight="bold" style:font-weight-asian="bold" style:font-weight-complex="bold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TableCell22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TableCell227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TableCell230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TableCell231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TableCell23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TableCell235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236" style:parent-style-name="Título1" style:list-style-name="LFO1" style:family="paragraph">
      <style:paragraph-properties fo:margin-left="0.75in" fo:text-indent="-0.25in">
        <style:tab-stops/>
      </style:paragraph-properties>
      <style:text-properties fo:font-size="10pt" style:font-size-asian="10pt" style:font-size-complex="10pt"/>
    </style:style>
    <style:style style:name="P237" style:parent-style-name="Normal" style:family="paragraph">
      <style:paragraph-properties fo:widows="2" fo:orphans="2" fo:break-before="page" style:text-autospace="ideograph-alpha" fo:line-height="100%"/>
    </style:style>
    <style:style style:name="P238" style:parent-style-name="Título1" style:list-style-name="LFO1" style:family="paragraph">
      <style:paragraph-properties fo:margin-left="0.75in" fo:text-indent="-0.25in">
        <style:tab-stops/>
      </style:paragraph-properties>
      <style:text-properties fo:font-size="10pt" style:font-size-asian="10pt" style:font-size-complex="10pt"/>
    </style:style>
  </office:automatic-styles>
  <office:body>
    <office:text text:use-soft-page-breaks="true">
      <text:p text:style-name="P1">Limapp</text:p>
      <text:p text:style-name="P6">Documento de visão</text:p>
      <text:p text:style-name="Normal"/>
      <text:p text:style-name="P7">Versão &lt;2.0&gt;</text:p>
      <text:p text:style-name="P8"/>
      <text:p text:style-name="Normal"/>
      <text:p text:style-name="P9"><text:s/></text:p>
      <text:soft-page-break/>
      <text:p text:style-name="P10">Histórico da Revisão</text:p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Data</text:p>
          </table:table-cell>
          <table:table-cell table:style-name="TableCell45">
            <text:p text:style-name="P46">Versão</text:p>
          </table:table-cell>
          <table:table-cell table:style-name="TableCell47">
            <text:p text:style-name="P48">Descrição</text:p>
          </table:table-cell>
          <table:table-cell table:style-name="TableCell49">
            <text:p text:style-name="P50">Autor</text:p>
          </table:table-cell>
        </table:table-row>
        <table:table-row table:style-name="TableRow51">
          <table:table-cell table:style-name="TableCell52">
            <text:p text:style-name="Tabletext">20/04/2017</text:p>
          </table:table-cell>
          <table:table-cell table:style-name="TableCell53">
            <text:p text:style-name="Tabletext">1.0</text:p>
          </table:table-cell>
          <table:table-cell table:style-name="TableCell54">
            <text:p text:style-name="Tabletext">Primeira versão desenvolvida</text:p>
          </table:table-cell>
          <table:table-cell table:style-name="TableCell55">
            <text:p text:style-name="Tabletext">Edilson</text:p>
          </table:table-cell>
        </table:table-row>
        <table:table-row table:style-name="TableRow56">
          <table:table-cell table:style-name="TableCell57">
            <text:p text:style-name="Tabletext">23/06/2017</text:p>
          </table:table-cell>
          <table:table-cell table:style-name="TableCell58">
            <text:p text:style-name="Tabletext">2.0</text:p>
          </table:table-cell>
          <table:table-cell table:style-name="TableCell59">
            <text:p text:style-name="Tabletext">N2 desenvolvimento de 5 novos casos</text:p>
          </table:table-cell>
          <table:table-cell table:style-name="TableCell60">
            <text:p text:style-name="Tabletext">Edilson</text:p>
          </table:table-cell>
        </table:table-row>
        <table:table-row table:style-name="TableRow61">
          <table:table-cell table:style-name="TableCell62">
            <text:p text:style-name="Tabletext"/>
          </table:table-cell>
          <table:table-cell table:style-name="TableCell63">
            <text:p text:style-name="Tabletext"/>
          </table:table-cell>
          <table:table-cell table:style-name="TableCell64">
            <text:p text:style-name="Tabletext"/>
          </table:table-cell>
          <table:table-cell table:style-name="TableCell65">
            <text:p text:style-name="Tabletext"/>
          </table:table-cell>
        </table:table-row>
        <table:table-row table:style-name="TableRow66">
          <table:table-cell table:style-name="TableCell67">
            <text:p text:style-name="Tabletext"/>
          </table:table-cell>
          <table:table-cell table:style-name="TableCell68">
            <text:p text:style-name="Tabletext"/>
          </table:table-cell>
          <table:table-cell table:style-name="TableCell69">
            <text:p text:style-name="Tabletext"/>
          </table:table-cell>
          <table:table-cell table:style-name="TableCell70">
            <text:p text:style-name="Tabletext"/>
          </table:table-cell>
        </table:table-row>
      </table:table>
      <text:p text:style-name="Normal"/>
      <text:soft-page-break/>
      <text:p text:style-name="P71">Índice Analític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text/>
            <text:index-entry-tab-stop style:type="right"/>
            <text:index-entry-page-number/>
          </text:table-of-content-entry-template>
          <text:table-of-content-entry-template text:outline-level="2" text:style-name="Sumário2">
            <text:index-entry-text/>
            <text:index-entry-tab-stop style:type="right"/>
            <text:index-entry-page-number/>
          </text:table-of-content-entry-template>
          <text:table-of-content-entry-template text:outline-level="3" text:style-name="Sumário3">
            <text:index-entry-text/>
            <text:index-entry-tab-stop style:type="right"/>
            <text:index-entry-page-number/>
          </text:table-of-content-entry-template>
        </text:table-of-content-source>
        <text:index-body>
          <text:p text:style-name="P72">1.<text:span text:style-name="T73"><text:tab/></text:span>Introdução<text:tab/>4</text:p>
          <text:p text:style-name="P74">1.1<text:span text:style-name="T75"><text:tab/></text:span>Referências<text:tab/>4</text:p>
          <text:p text:style-name="P76">2.<text:span text:style-name="T77"><text:tab/></text:span>Posicionamento<text:tab/>4</text:p>
          <text:p text:style-name="P78">2.1<text:span text:style-name="T79"><text:tab/></text:span>Descrição do Problema<text:tab/>4</text:p>
          <text:p text:style-name="P80">2.2<text:span text:style-name="T81"><text:tab/></text:span>Sentença de Posição do Produto<text:tab/>4</text:p>
          <text:p text:style-name="P82"><text:span text:style-name="T83">3.</text:span><text:span text:style-name="T84"><text:tab/></text:span><text:span text:style-name="T85">Descrições dos Envolvidos e Usuários</text:span><text:tab/>4</text:p>
          <text:p text:style-name="P86">3.1<text:span text:style-name="T87"><text:tab/></text:span>Resumo dos Envolvidos<text:tab/>5</text:p>
          <text:p text:style-name="P88"><text:span text:style-name="T89">3.2</text:span><text:span text:style-name="T90"><text:tab/></text:span><text:span text:style-name="T91">Resumo dos Usuários</text:span><text:tab/>5</text:p>
          <text:p text:style-name="P92">3.3<text:span text:style-name="T93"><text:tab/></text:span>Ambiente do Usuário<text:tab/>5</text:p>
          <text:p text:style-name="P94">3.4<text:span text:style-name="T95"><text:tab/></text:span>Resumo das Principais Necessidades dos Envolvidos ou Usuários<text:tab/>5</text:p>
          <text:p text:style-name="P96">3.5<text:span text:style-name="T97"><text:tab/></text:span>Alternativas e Concorrência<text:tab/>5</text:p>
          <text:p text:style-name="P98">4.<text:span text:style-name="T99"><text:tab/></text:span>Visão Geral do Produto<text:tab/>5</text:p>
          <text:p text:style-name="P100">4.1<text:span text:style-name="T101"><text:tab/></text:span>Perspectiva do Produto<text:tab/>5</text:p>
          <text:p text:style-name="P102">4.2<text:span text:style-name="T103"><text:tab/></text:span>Suposições e Dependências<text:tab/>6</text:p>
          <text:p text:style-name="P104">5.<text:span text:style-name="T105"><text:tab/></text:span>Recursos do Produto<text:tab/>6</text:p>
          <text:p text:style-name="P106">5.1<text:span text:style-name="T107"><text:tab/></text:span>Requisitos Funcionais<text:tab/>6</text:p>
          <text:p text:style-name="Sumário3">5.1.1<text:span text:style-name="T108"><text:tab/></text:span>Manter cadastro de atores.<text:tab/>6</text:p>
          <text:p text:style-name="Sumário3">5.1.2<text:span text:style-name="T109"><text:tab/></text:span>Manter cadastro de diretores.<text:tab/>6</text:p>
          <text:p text:style-name="Sumário3">5.1.3<text:span text:style-name="T110"><text:tab/></text:span>Manter cadastro de filmes.<text:tab/>6</text:p>
          <text:p text:style-name="Sumário3">5.1.4<text:span text:style-name="T111"><text:tab/></text:span>Manter cadastro de gêneros.<text:tab/>6</text:p>
          <text:p text:style-name="Sumário3">5.1.5<text:span text:style-name="T112"><text:tab/></text:span>Manter cadastro de cópias.<text:tab/>6</text:p>
          <text:p text:style-name="Sumário3">5.1.6<text:span text:style-name="T113"><text:tab/></text:span>Manter cadastro de pessoas.<text:tab/>6</text:p>
          <text:p text:style-name="Sumário3">5.1.7<text:span text:style-name="T114"><text:tab/></text:span>Manter cadastro de empréstimos.<text:tab/>6</text:p>
          <text:p text:style-name="P115">5.2<text:span text:style-name="T116"><text:tab/></text:span>Requisitos não-funcionais<text:tab/>6</text:p>
          <text:p text:style-name="Sumário3">5.2.1<text:span text:style-name="T117"><text:tab/></text:span>Manual do Usuário<text:tab/>6</text:p>
          <text:p text:style-name="Sumário3">5.2.2<text:span text:style-name="T118"><text:tab/></text:span>Requisitos de Desempenho<text:tab/>6</text:p>
          <text:p text:style-name="Sumário3"><text:span text:style-name="T119">5.2.3</text:span><text:span text:style-name="T120"><text:tab/></text:span>Software<text:tab/>6</text:p>
          <text:p text:style-name="Sumário3"><text:span text:style-name="T121">5.2.4</text:span><text:span text:style-name="T122"><text:tab/></text:span>Linguagem de Programação<text:tab/>6</text:p>
        </text:index-body>
      </text:table-of-content>
      <text:p text:style-name="P123"><text:title text:fixed="false">Visão (Projeto Pequeno)</text:title></text:p>
      <text:h text:style-name="P124" text:outline-level="1"><text:bookmark-start text:name="_Toc512930904"/><text:bookmark-start text:name="_Toc456600917"/><text:bookmark-start text:name="_Toc456598586"/><text:bookmark-start text:name="_Toc485758649"/><text:bookmark-start text:name="_Toc452813577"/><text:bookmark-start text:name="_Toc436203377"/>Introdução<text:bookmark-end text:name="_Toc512930904"/><text:bookmark-end text:name="_Toc456600917"/><text:bookmark-end text:name="_Toc456598586"/><text:bookmark-end text:name="_Toc485758649"/></text:h>
      <text:p text:style-name="texto">Este documento<text:s/>tem como missão a análise e definição das necessidades e características de nível superior do<text:s/><text:span text:style-name="T125">Limapp</text:span>.<text:s/><text:span text:style-name="T126">Ele enfoca os recursos de que os envolvidos e usuários-alvo precisam e mostra<text:s/></text:span><text:span text:style-name="T127">por que</text:span><text:span text:style-name="T128"><text:s/>essas necessidades existem. Os detalhes de como o<text:s/></text:span><text:span text:style-name="T129">Limapp</text:span><text:span text:style-name="T130"><text:s/>atende a essas necessidades estão descritos nas especificações suplementares e de caso de u</text:span><text:span text:style-name="T131">so.</text:span></text:p>
      <text:p text:style-name="texto"><text:bookmark-start text:name="_Toc512930905"/><text:bookmark-start text:name="_Toc456600921"/><text:bookmark-start text:name="_Toc456598590"/></text:p>
      <text:h text:style-name="Título2" text:outline-level="2"><text:bookmark-start text:name="_Toc485758650"/>Referências<text:bookmark-end text:name="_Toc512930905"/><text:bookmark-end text:name="_Toc456600921"/><text:bookmark-end text:name="_Toc456598590"/><text:bookmark-end text:name="_Toc485758650"/></text:h>
      <text:p text:style-name="texto"><text:bookmark-start text:name="_Toc512930906"/>Sem referencias</text:p>
      <text:p text:style-name="texto"/>
      <text:h text:style-name="P132" text:outline-level="1"><text:bookmark-start text:name="_Toc485758651"/>Posicionamento<text:bookmark-end text:name="_Toc452813577"/><text:bookmark-end text:name="_Toc436203377"/><text:bookmark-end text:name="_Toc512930906"/><text:bookmark-end text:name="_Toc485758651"/></text:h>
      <text:h text:style-name="Título2" text:outline-level="2"><text:bookmark-start text:name="_Toc512930907"/><text:bookmark-start text:name="_Toc452813579"/><text:bookmark-start text:name="_Toc436203379"/><text:bookmark-start text:name="_Toc485758652"/>Descrição do Problema<text:bookmark-end text:name="_Toc512930907"/><text:bookmark-end text:name="_Toc452813579"/><text:bookmark-end text:name="_Toc436203379"/><text:bookmark-end text:name="_Toc485758652"/></text:h>
      <text:p text:style-name="InfoBlue"/>
      <table:table table:style-name="Table133">
        <table:table-columns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O problema</text:p>
          </table:table-cell>
          <table:table-cell table:style-name="TableCell139">
            <text:p text:style-name="texto-caixa">É a necessidade de controle e organização de alocação de funcionários a serviços<text:s/></text:p>
          </table:table-cell>
        </table:table-row>
        <table:table-row table:style-name="TableRow140">
          <table:table-cell table:style-name="TableCell141">
            <text:p text:style-name="P142">afeta</text:p>
          </table:table-cell>
          <table:table-cell table:style-name="TableCell143">
            <text:p text:style-name="texto-caixa">Os<text:s/>empregados<text:s/>têm dificuldades<text:s/>em localizar uma tarefa a ser executada no dia.<text:s/>Os supervisores têm<text:s/>dificuldade em encontrar funcionários</text:p>
          </table:table-cell>
        </table:table-row>
        <table:table-row table:style-name="TableRow144">
          <table:table-cell table:style-name="TableCell145">
            <text:p text:style-name="P146">cujo impacto é</text:p>
          </table:table-cell>
          <table:table-cell table:style-name="TableCell147">
            <text:p text:style-name="texto-caixa">Tempo perdido na localização e verificação dos<text:s/>serviços a serem executados.</text:p>
          </table:table-cell>
        </table:table-row>
        <table:table-row table:style-name="TableRow148">
          <table:table-cell table:style-name="TableCell149">
            <text:p text:style-name="P150">uma boa solução seria</text:p>
          </table:table-cell>
          <table:table-cell table:style-name="TableCell151">
            <text:p text:style-name="P152">Um software<text:s/>para cadastrar clientes e empregados, para alocar todoas a serviços</text:p>
          </table:table-cell>
        </table:table-row>
      </table:table>
      <text:h text:style-name="Título2" text:outline-level="2"><text:bookmark-start text:name="_Toc512930908"/><text:bookmark-start text:name="_Toc452813580"/><text:bookmark-start text:name="_Toc436203380"/><text:bookmark-start text:name="_Toc425054392"/><text:bookmark-start text:name="_Toc422186485"/><text:bookmark-start text:name="_Toc485758653"/>Sentença de Posição do Produto<text:bookmark-end text:name="_Toc512930908"/><text:bookmark-end text:name="_Toc452813580"/><text:bookmark-end text:name="_Toc436203380"/><text:bookmark-end text:name="_Toc425054392"/><text:bookmark-end text:name="_Toc422186485"/><text:bookmark-end text:name="_Toc485758653"/></text:h>
      <text:p text:style-name="InfoBlue"/>
      <table:table table:style-name="Table153">
        <table:table-columns>
          <table:table-column table:style-name="TableColumn154"/>
          <table:table-column table:style-name="TableColumn155"/>
        </table:table-columns>
        <table:table-row table:style-name="TableRow156">
          <table:table-cell table:style-name="TableCell157">
            <text:p text:style-name="P158">Para</text:p>
          </table:table-cell>
          <table:table-cell table:style-name="TableCell159">
            <text:p text:style-name="texto-caixa">Gestão de<text:s/>empregados e serviços a serem executados</text:p>
          </table:table-cell>
        </table:table-row>
        <table:table-row table:style-name="TableRow160">
          <table:table-cell table:style-name="TableCell161">
            <text:p text:style-name="P162">Quem</text:p>
          </table:table-cell>
          <table:table-cell table:style-name="TableCell163">
            <text:p text:style-name="texto-caixa">Donos de empresas de serviços gerais.</text:p>
          </table:table-cell>
        </table:table-row>
        <table:table-row table:style-name="TableRow164">
          <table:table-cell table:style-name="TableCell165">
            <text:p text:style-name="P166">O<text:s/><text:span text:style-name="T167">Limapp</text:span></text:p>
          </table:table-cell>
          <table:table-cell table:style-name="TableCell168">
            <text:p text:style-name="texto-caixa">É<text:s/>um<text:s/>gestor de serviços, funcionarios<text:s/>e<text:s/>funcionários</text:p>
          </table:table-cell>
        </table:table-row>
        <table:table-row table:style-name="TableRow169">
          <table:table-cell table:style-name="TableCell170">
            <text:p text:style-name="P171">Que</text:p>
          </table:table-cell>
          <table:table-cell table:style-name="TableCell172">
            <text:p text:style-name="texto-caixa">Irá facilitar muito a gestão e organização<text:s/></text:p>
          </table:table-cell>
        </table:table-row>
        <table:table-row table:style-name="TableRow173">
          <table:table-cell table:style-name="TableCell174">
            <text:p text:style-name="P175">Diferente de</text:p>
          </table:table-cell>
          <table:table-cell table:style-name="TableCell176">
            <text:p text:style-name="texto-caixa">Da versão anterior Syslimp</text:p>
          </table:table-cell>
        </table:table-row>
        <table:table-row table:style-name="TableRow177">
          <table:table-cell table:style-name="TableCell178">
            <text:p text:style-name="P179">Nosso produto</text:p>
          </table:table-cell>
          <table:table-cell table:style-name="TableCell180">
            <text:p text:style-name="texto-caixa">Torna<text:s/>a vida dos<text:s/>gestor mais<text:s/>fácil, dando formas de<text:s/>organizar<text:s/>serviços e cadastrar<text:s/>funcionários</text:p>
          </table:table-cell>
        </table:table-row>
      </table:table>
      <text:p text:style-name="P181"><text:bookmark-start text:name="_Toc512930909"/><text:bookmark-start text:name="_Toc452813581"/><text:bookmark-start text:name="_Toc447960005"/><text:bookmark-start text:name="_Toc436203381"/></text:p>
      <text:p text:style-name="P182"/>
      <text:p text:style-name="P183"/>
      <text:p text:style-name="P184"/>
      <text:p text:style-name="P185"/>
      <text:h text:style-name="P186" text:outline-level="1"><text:bookmark-start text:name="_Toc485758654"/><text:soft-page-break/>Descrições dos Envolvidos e Usuários<text:bookmark-end text:name="_Toc512930909"/><text:bookmark-end text:name="_Toc452813581"/><text:bookmark-end text:name="_Toc447960005"/><text:bookmark-end text:name="_Toc485758654"/></text:h>
      <text:p text:style-name="texto"><text:bookmark-start text:name="_Toc512930910"/><text:bookmark-start text:name="_Toc452813583"/>O mercado-alvo desse sistema<text:s/>são<text:s/>donos de<text:s/>empresas de serviços gerais<text:s/>que desejam praticidade na organização<text:s/>e<text:s/>gestão dos<text:s/>seus<text:s/>empregados, clientes e serviços.</text:p>
      <text:p text:style-name="texto"/>
      <text:p text:style-name="texto"/>
      <text:h text:style-name="Título2" text:outline-level="2"><text:bookmark-start text:name="_Toc485758655"/>Resumo dos Envolvidos<text:bookmark-end text:name="_Toc512930910"/><text:bookmark-end text:name="_Toc452813583"/><text:bookmark-end text:name="_Toc485758655"/></text:h>
      <text:p text:style-name="InfoBlue"/>
      <table:table table:style-name="Table187">
        <table:table-columns>
          <table:table-column table:style-name="TableColumn188"/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P193">Nome</text:p>
          </table:table-cell>
          <table:table-cell table:style-name="TableCell194">
            <text:p text:style-name="P195">Descrição</text:p>
          </table:table-cell>
          <table:table-cell table:style-name="TableCell196">
            <text:p text:style-name="P197">Responsabilidades</text:p>
          </table:table-cell>
        </table:table-row>
        <table:table-row table:style-name="TableRow198">
          <table:table-cell table:style-name="TableCell199">
            <text:p text:style-name="texto-caixa">Atendente<text:s/></text:p>
          </table:table-cell>
          <table:table-cell table:style-name="TableCell200">
            <text:p text:style-name="texto-caixa">Usuário<text:s/></text:p>
          </table:table-cell>
          <table:table-cell table:style-name="TableCell201">
            <text:p text:style-name="texto-caixa">Cadastra pedidos e cadastra empresas.</text:p>
          </table:table-cell>
        </table:table-row>
        <table:table-row table:style-name="TableRow202">
          <table:table-cell table:style-name="TableCell203">
            <text:p text:style-name="texto-caixa">Encarregado</text:p>
          </table:table-cell>
          <table:table-cell table:style-name="TableCell204">
            <text:p text:style-name="texto-caixa">Usuário</text:p>
          </table:table-cell>
          <table:table-cell table:style-name="TableCell205">
            <text:p text:style-name="texto-caixa">Cadastra funções, funcionários e serviços<text:s/></text:p>
          </table:table-cell>
        </table:table-row>
        <table:table-row table:style-name="TableRow206">
          <table:table-cell table:style-name="TableCell207">
            <text:p text:style-name="texto-caixa">Gerente</text:p>
          </table:table-cell>
          <table:table-cell table:style-name="TableCell208">
            <text:p text:style-name="texto-caixa">Usuário</text:p>
          </table:table-cell>
          <table:table-cell table:style-name="TableCell209">
            <text:p text:style-name="texto-caixa">Gerar relatórios</text:p>
          </table:table-cell>
        </table:table-row>
      </table:table>
      <text:p text:style-name="P210"><text:bookmark-start text:name="_Toc512930911"/><text:bookmark-start text:name="_Toc452813584"/></text:p>
      <text:h text:style-name="P211" text:outline-level="2"><text:bookmark-start text:name="_Toc485758656"/>Resumo dos Usuários<text:bookmark-end text:name="_Toc512930911"/><text:bookmark-end text:name="_Toc452813584"/><text:bookmark-end text:name="_Toc485758656"/></text:h>
      <text:p text:style-name="P212"/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Nome</text:p>
          </table:table-cell>
          <table:table-cell table:style-name="TableCell220">
            <text:p text:style-name="P221">Descrição</text:p>
          </table:table-cell>
          <table:table-cell table:style-name="TableCell222">
            <text:p text:style-name="P223">Responsabilidades</text:p>
          </table:table-cell>
        </table:table-row>
        <table:table-row table:style-name="TableRow224">
          <table:table-cell table:style-name="TableCell225">
            <text:p text:style-name="texto-caixa">Atendente<text:s/></text:p>
          </table:table-cell>
          <table:table-cell table:style-name="TableCell226">
            <text:p text:style-name="texto-caixa">Usuário<text:s/></text:p>
          </table:table-cell>
          <table:table-cell table:style-name="TableCell227">
            <text:p text:style-name="texto-caixa">Cadastra pedidos e cadastra empresas.</text:p>
          </table:table-cell>
        </table:table-row>
        <table:table-row table:style-name="TableRow228">
          <table:table-cell table:style-name="TableCell229">
            <text:p text:style-name="texto-caixa">Encarregado</text:p>
          </table:table-cell>
          <table:table-cell table:style-name="TableCell230">
            <text:p text:style-name="texto-caixa">Usuário</text:p>
          </table:table-cell>
          <table:table-cell table:style-name="TableCell231">
            <text:p text:style-name="texto-caixa">Cadastra funções, funcionários e serviços<text:s/></text:p>
          </table:table-cell>
        </table:table-row>
        <table:table-row table:style-name="TableRow232">
          <table:table-cell table:style-name="TableCell233">
            <text:p text:style-name="texto-caixa">Gerente</text:p>
          </table:table-cell>
          <table:table-cell table:style-name="TableCell234">
            <text:p text:style-name="texto-caixa">Usuário</text:p>
          </table:table-cell>
          <table:table-cell table:style-name="TableCell235">
            <text:p text:style-name="texto-caixa">Gerar relatórios</text:p>
          </table:table-cell>
        </table:table-row>
      </table:table>
      <text:p text:style-name="InfoBlue"/>
      <text:p text:style-name="Corpodetexto"/>
      <text:h text:style-name="Título2" text:outline-level="2"><text:bookmark-start text:name="_Toc512930912"/><text:bookmark-start text:name="_Toc452813585"/><text:bookmark-start text:name="_Toc436203384"/><text:bookmark-start text:name="_Toc425054386"/><text:bookmark-start text:name="_Toc422186479"/><text:bookmark-start text:name="_Toc346297773"/><text:bookmark-start text:name="_Toc342757864"/><text:bookmark-start text:name="_Toc485758657"/>Ambiente do Usuário<text:bookmark-end text:name="_Toc512930912"/><text:bookmark-end text:name="_Toc452813585"/><text:bookmark-end text:name="_Toc436203384"/><text:bookmark-end text:name="_Toc425054386"/><text:bookmark-end text:name="_Toc422186479"/><text:bookmark-end text:name="_Toc346297773"/><text:bookmark-end text:name="_Toc342757864"/><text:bookmark-end text:name="_Toc485758657"/></text:h>
      <text:p text:style-name="texto">Existe 3 usuários do sistema,<text:s/>o atendente atende<text:s/>à<text:s/>demanda e cadastra o pedido e a empresa que solicitou. O encarregado é responsável por cadastrar os funcionários e suas funções também por serviços que devem ser<text:s/>prestados, alocar e deslocar funcionário. O gerente é o responsável por emitir relatórios.<text:s/></text:p>
      <text:p text:style-name="texto"/>
      <text:p text:style-name="texto">A linguagem adotada é o Java.</text:p>
      <text:p text:style-name="texto"/>
      <text:h text:style-name="Título2" text:outline-level="2"><text:bookmark-start text:name="_Toc512930913"/><text:bookmark-start text:name="_Toc452813588"/><text:bookmark-start text:name="_Toc485758658"/>Resumo das Principais Necessidades dos Envolvidos ou Usuários<text:bookmark-end text:name="_Toc512930913"/><text:bookmark-end text:name="_Toc452813588"/><text:bookmark-end text:name="_Toc485758658"/></text:h>
      <text:p text:style-name="texto">Os funcionários não sabiam qual serviço atenderiam no dia, tomava-se tempo na hora de alocar um funcionário ao serviço que deveria ser prestado.</text:p>
      <text:p text:style-name="Corpodetexto"/>
      <text:h text:style-name="Título2" text:outline-level="2"><text:bookmark-start text:name="_Toc512930914"/><text:bookmark-start text:name="_Toc452813589"/><text:bookmark-start text:name="_Toc485758659"/>Alternativas e Concorrência<text:bookmark-end text:name="_Toc512930914"/><text:bookmark-end text:name="_Toc452813589"/><text:bookmark-end text:name="_Toc485758659"/></text:h>
      <text:p text:style-name="texto">Limapp: permite<text:s/>alocar<text:s/>funcionários a serviços que devem ser atendidos</text:p>
      <text:p text:style-name="Corpodetexto"/>
      <text:h text:style-name="P236" text:outline-level="1"><text:bookmark-start text:name="_Toc512930915"/><text:bookmark-start text:name="_Toc452813590"/><text:bookmark-start text:name="_Toc436203387"/><text:bookmark-start text:name="_Toc485758660"/><text:bookmark-end text:name="_Toc436203381"/>Visão Geral do Produto<text:bookmark-end text:name="_Toc512930915"/><text:bookmark-end text:name="_Toc452813590"/><text:bookmark-end text:name="_Toc436203387"/><text:bookmark-end text:name="_Toc485758660"/></text:h>
      <text:h text:style-name="Título2" text:outline-level="2"><text:bookmark-start text:name="_Toc512930916"/><text:bookmark-start text:name="_Toc452813591"/><text:bookmark-start text:name="_Toc436203388"/><text:bookmark-start text:name="_Toc425054391"/><text:bookmark-start text:name="_Toc422186484"/><text:bookmark-start text:name="_Toc346297778"/><text:bookmark-start text:name="_Toc342757867"/><text:bookmark-start text:name="_Toc339784266"/><text:bookmark-start text:name="_Toc339783677"/><text:bookmark-start text:name="_Toc323533353"/><text:bookmark-start text:name="_Toc320279476"/><text:bookmark-start text:name="_Toc320274603"/><text:bookmark-start text:name="_Toc318088998"/><text:bookmark-start text:name="_Toc485758661"/>Perspectiva do Produto<text:bookmark-end text:name="_Toc512930916"/><text:bookmark-end text:name="_Toc452813591"/><text:bookmark-end text:name="_Toc436203388"/><text:bookmark-end text:name="_Toc425054391"/><text:bookmark-end text:name="_Toc422186484"/><text:bookmark-end text:name="_Toc346297778"/><text:bookmark-end text:name="_Toc342757867"/><text:bookmark-end text:name="_Toc339784266"/><text:bookmark-end text:name="_Toc339783677"/><text:bookmark-end text:name="_Toc323533353"/><text:bookmark-end text:name="_Toc320279476"/><text:bookmark-end text:name="_Toc320274603"/><text:bookmark-end text:name="_Toc318088998"/><text:bookmark-end text:name="_Toc485758661"/></text:h>
      <text:p text:style-name="texto">Limapp<text:s/>é um software para gestão<text:s/>de<text:s/>empresas de serviços gerais</text:p>
      <text:p text:style-name="P237"><text:bookmark-start text:name="_Toc512930917"/><text:bookmark-start text:name="_Toc452813593"/><text:bookmark-start text:name="_Toc436203390"/><text:bookmark-start text:name="_Toc425054394"/><text:bookmark-start text:name="_Toc422186487"/><text:bookmark-start text:name="_Toc346297780"/><text:bookmark-start text:name="_Toc342757869"/><text:bookmark-start text:name="_Toc339784278"/><text:bookmark-start text:name="_Toc339783689"/><text:bookmark-start text:name="_Toc323533379"/><text:bookmark-start text:name="_Toc320279510"/><text:bookmark-start text:name="_Toc320274637"/><text:bookmark-start text:name="_Toc318089002"/><text:bookmark-start text:name="_Toc485758662"/><text:soft-page-break/>Suposições e Dependências<text:bookmark-end text:name="_Toc512930917"/><text:bookmark-end text:name="_Toc452813593"/><text:bookmark-end text:name="_Toc436203390"/><text:bookmark-end text:name="_Toc425054394"/><text:bookmark-end text:name="_Toc422186487"/><text:bookmark-end text:name="_Toc346297780"/><text:bookmark-end text:name="_Toc342757869"/><text:bookmark-end text:name="_Toc339784278"/><text:bookmark-end text:name="_Toc339783689"/><text:bookmark-end text:name="_Toc323533379"/><text:bookmark-end text:name="_Toc320279510"/><text:bookmark-end text:name="_Toc320274637"/><text:bookmark-end text:name="_Toc318089002"/><text:bookmark-end text:name="_Toc485758662"/></text:p>
      <text:p text:style-name="texto">Dependências: Java JDK 5.0 Update 6<text:s/>(ou superior)</text:p>
      <text:p text:style-name="InfoBlue"/>
      <text:h text:style-name="P238" text:outline-level="1"><text:bookmark-start text:name="_Toc512930918"/><text:bookmark-start text:name="_Toc452813596"/><text:bookmark-start text:name="_Toc436203402"/><text:bookmark-start text:name="_Toc485758663"/>Recursos do Produto<text:bookmark-end text:name="_Toc512930918"/><text:bookmark-end text:name="_Toc452813596"/><text:bookmark-end text:name="_Toc436203402"/><text:bookmark-end text:name="_Toc485758663"/></text:h>
      <text:h text:style-name="Título2" text:outline-level="2"><text:bookmark-start text:name="_Toc477299393"/><text:bookmark-start text:name="_Toc485758664"/>Requisitos Funcionais<text:bookmark-end text:name="_Toc477299393"/><text:bookmark-end text:name="_Toc485758664"/></text:h>
      <text:h text:style-name="Título3" text:outline-level="3"><text:bookmark-start text:name="_Toc485758665"/>Manter cadastro de<text:s/>Clientes.<text:bookmark-end text:name="_Toc485758665"/><text:s/></text:h>
      <text:p text:style-name="texto">Inserção, alteração e<text:s/>exclusão<text:s/>de registros no cadastro de<text:s/>clientes (empresas).</text:p>
      <text:h text:style-name="Título3" text:outline-level="3"><text:bookmark-start text:name="_Toc485758666"/>Manter cadastro de<text:s/>Empregados.<text:bookmark-end text:name="_Toc485758666"/><text:s/></text:h>
      <text:p text:style-name="texto">Inserção, alteração e exclusão<text:s/>de registros no cadastro de<text:s/>Empregados.</text:p>
      <text:h text:style-name="Título3" text:outline-level="3"><text:bookmark-start text:name="_Toc485758667"/>Manter cadastro de<text:s/>Funções.<text:bookmark-end text:name="_Toc485758667"/><text:s/></text:h>
      <text:p text:style-name="texto">Inserção, alteração<text:s/>e exclusão<text:s/>de registros no cadastro de<text:s/>funções.</text:p>
      <text:h text:style-name="Título3" text:outline-level="3"><text:bookmark-start text:name="_Toc485758668"/>Manter cadastro de<text:s/>Serviços.<text:bookmark-end text:name="_Toc485758668"/><text:s/></text:h>
      <text:p text:style-name="texto">Inserção, alteração e exclusão de registros no cadastro de<text:s/>Serviço.</text:p>
      <text:h text:style-name="Título3" text:outline-level="3"><text:bookmark-start text:name="_Toc485758669"/>Manter cadastro de<text:s/>Pedidos.<text:bookmark-end text:name="_Toc485758669"/><text:s/></text:h>
      <text:p text:style-name="texto">Inserção, alteração e exclusão de registros no cadastro de<text:s/>pedidos.</text:p>
      <text:h text:style-name="Título3" text:outline-level="3">Manter relatório de clientes.<text:s/></text:h>
      <text:p text:style-name="texto">Exibir e/ou exportar relatório de clientes (empresas).</text:p>
      <text:h text:style-name="Título3" text:outline-level="3">Manter relatório de Empregados.<text:s/></text:h>
      <text:p text:style-name="texto">Exibir e/ou exportar relatório de Empregados.</text:p>
      <text:h text:style-name="Título3" text:outline-level="3">Manter relatório de Funções.<text:s/></text:h>
      <text:p text:style-name="texto">Exibir e/ou exportar relatório de funções.</text:p>
      <text:h text:style-name="Título3" text:outline-level="3">Manter relatório de Serviços.<text:s/></text:h>
      <text:p text:style-name="texto">Exibir e/ou exportar relatório de Serviço.</text:p>
      <text:h text:style-name="Título3" text:outline-level="3">Manter relatório de Pedidos.<text:s/></text:h>
      <text:p text:style-name="texto">Exibir e/ou exportar relatório pedidos.</text:p>
      <text:p text:style-name="texto"/>
      <text:p text:style-name="texto"/>
      <text:h text:style-name="Título2" text:outline-level="2"><text:bookmark-start text:name="_Toc485758672"/>Requisitos não-funcionais<text:bookmark-end text:name="_Toc485758672"/></text:h>
      <text:h text:style-name="Título3" text:outline-level="3"><text:bookmark-start text:name="_Toc477299398"/><text:bookmark-start text:name="_Toc485758673"/><text:bookmark-start text:name="_Toc436203413"/>Manual do Usuário<text:bookmark-end text:name="_Toc477299398"/><text:bookmark-end text:name="_Toc485758673"/></text:h>
      <text:p text:style-name="texto">Não é necessário - o sistema deve ser suficientemente fácil de usar para que não haja necessidade de um manual do usuário.</text:p>
      <text:h text:style-name="Título3" text:outline-level="3"><text:bookmark-start text:name="_Toc477299396"/><text:bookmark-start text:name="_Toc485758674"/>Requisitos de Desempenho<text:bookmark-end text:name="_Toc477299396"/><text:bookmark-end text:name="_Toc485758674"/></text:h>
      <text:p text:style-name="texto">O sistema terá que administrar cerca<text:s/>500<text:s/>funcionários,<text:s/>200<text:s/>clientes e 2000 pedidos</text:p>
      <text:h text:style-name="Título3" text:outline-level="3"><text:bookmark-start text:name="_Toc485758675"/>Software<text:bookmark-end text:name="_Toc485758675"/></text:h>
      <text:p text:style-name="texto"><text:span text:style-name="textoChar">O SGBD utilizado será o<text:s/></text:span><text:span text:style-name="textoChar">MYSQL</text:span><text:span text:style-name="textoChar">. Este SGBD apesar de ser<text:s/></text:span><text:span text:style-name="textoChar">limitado</text:span><text:span text:style-name="textoChar"><text:s/>é<text:s/></text:span><text:span text:style-name="textoChar">muito confiável</text:span><text:span text:style-name="textoChar">.</text:span></text:p>
      <text:h text:style-name="Título3" text:outline-level="3"><text:bookmark-start text:name="_Toc485758676"/>Linguagem de Programação<text:bookmark-end text:name="_Toc485758676"/></text:h>
      <text:p text:style-name="texto"><text:span text:style-name="textoChar">O Sistema será feito<text:s/></text:span><text:span text:style-name="textoChar">Java</text:span><text:span text:style-name="textoChar">, que é linguagem de programação muito utilizada no</text:span><text:span text:style-name="textoChar"><text:s/></text:span><text:span text:style-name="textoChar">desenvolvimento<text:s/></text:span><text:span text:style-name="textoChar">aplicações desktop</text:span><text:span text:style-name="textoChar">.</text:span><text:bookmark-end text:name="_Toc436203413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style:font-size-complex="10pt"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font-size="10pt" style:font-size-asian="10pt" style:font-size-complex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style:language-asian="en" style:country-asian="US" fo:hyphenate="false"/>
    </style:style>
    <style:style style:name="Fonteparág.padrão" style:display-name="Fonte parág. padrão" style:family="text"/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Ref.denotaderodapé" style:display-name="Ref. de nota de rodapé" style:family="text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 style:list-style-name="LFO30">
      <style:paragraph-properties fo:widows="2" fo:orphans="2" fo:text-align="justify" fo:margin-top="0.0833in" fo:line-height="100%" fo:margin-right="0.25in">
        <style:tab-stops>
          <style:tab-stop style:type="left" style:position="0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>
      <style:paragraph-properties fo:widows="2" fo:orphans="2" fo:margin-bottom="0.0833in">
        <style:tab-stops>
          <style:tab-stop style:type="left" style:position="0.375in"/>
          <style:tab-stop style:type="left" style:position="0.875in"/>
        </style:tab-stops>
      </style:paragraph-properties>
      <style:text-properties fo:font-style="italic" style:font-style-asian="italic" style:font-style-complex="italic" fo:color="#0000FF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infoblue0" style:display-name="infoblue" style:family="paragraph" style:parent-style-name="Normal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tw4winNone" style:display-name="tw4winNone" style:family="text" style:parent-style-name="Fonteparág.padrão"/>
    <style:style style:name="tw4winExternal" style:display-name="tw4winExternal" style:family="text">
      <style:text-properties style:font-name="Courier New" fo:color="#808080"/>
    </style:style>
    <style:style style:name="tw4winInternal" style:display-name="tw4winInternal" style:family="text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doEspaçoReservado" style:display-name="Texto do Espaço Reservado" style:family="text" style:parent-style-name="Fonteparág.padrão">
      <style:text-properties fo:color="#808080"/>
    </style:style>
    <style:style style:name="texto" style:display-name="texto" style:family="paragraph" style:parent-style-name="Corpodetexto">
      <style:paragraph-properties fo:text-align="justify" fo:margin-left="0in" fo:text-indent="0.5in">
        <style:tab-stops/>
      </style:paragraph-properties>
      <style:text-properties style:font-name="Arial" style:font-name-complex="Arial" fo:hyphenate="false"/>
    </style:style>
    <style:style style:name="textoChar" style:display-name="texto Char" style:family="text" style:parent-style-name="Fonteparág.padrão">
      <style:text-properties style:font-name="Arial" style:font-name-complex="Arial" style:language-asian="en" style:country-asian="US"/>
    </style:style>
    <style:style style:name="texto-caixa" style:display-name="texto-caixa" style:family="paragraph" style:parent-style-name="texto">
      <style:paragraph-properties fo:text-indent="0in"/>
      <style:text-properties fo:hyphenate="false"/>
    </style:style>
    <style:style style:name="Título2Char" style:display-name="Título 2 Char" style:family="text" style:parent-style-name="Fonteparág.padrão">
      <style:text-properties style:font-name="Arial" fo:font-weight="bold" style:font-weight-asian="bold" style:font-weight-complex="bold" style:language-asian="en" style:country-asian="US"/>
    </style:style>
    <style:style style:name="texto-caixaChar" style:display-name="texto-caixa Char" style:family="text" style:parent-style-name="textoChar">
      <style:text-properties style:font-name="Arial" style:font-name-complex="Arial" style:language-asian="en" style:country-asian="US"/>
    </style:style>
    <style:style style:name="Título3Char" style:display-name="Título 3 Char" style:family="text" style:parent-style-name="Fonteparág.padrão">
      <style:text-properties style:font-name="Arial" fo:font-style="italic" style:font-style-asian="italic" style:font-style-complex="italic" style:language-asian="en" style:country-asian="US"/>
    </style:style>
    <style:style style:name="TítuloChar" style:display-name="Título Char" style:family="text" style:parent-style-name="Fonteparág.padrão">
      <style:text-properties style:font-name="Arial" fo:font-weight="bold" style:font-weight-asian="bold" style:font-weight-complex="bold" fo:font-size="18pt" style:font-size-asian="18pt" style:font-size-complex="18pt" style:language-asian="en" style:country-asian="US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4LVL1" style:family="text">
      <style:text-properties style:font-name="Symbol"/>
    </style:style>
    <style:style style:name="WW_CharLFO15LVL1" style:family="text">
      <style:text-properties style:font-name="Symbol"/>
    </style:style>
    <style:style style:name="WW_CharLFO16LVL1" style:family="text">
      <style:text-properties style:font-name="Symbol"/>
    </style:style>
    <style:style style:name="WW_CharLFO17LVL1" style:family="text">
      <style:text-properties style:font-name="Symbol"/>
    </style:style>
    <style:style style:name="WW_CharLFO18LVL1" style:family="text">
      <style:text-properties style:font-name="Symbol"/>
    </style:style>
    <style:style style:name="WW_CharLFO19LVL1" style:family="text">
      <style:text-properties style:font-name="Symbol"/>
    </style:style>
    <style:style style:name="WW_CharLFO20LVL1" style:family="text">
      <style:text-properties style:font-name="Symbol"/>
    </style:style>
    <style:style style:name="WW_CharLFO21LVL1" style:family="text">
      <style:text-properties style:font-name="Symbol"/>
    </style:style>
    <style:style style:name="WW_CharLFO22LVL1" style:family="text">
      <style:text-properties style:font-name="Symbol"/>
    </style:style>
    <style:style style:name="WW_CharLFO23LVL1" style:family="text">
      <style:text-properties style:font-name="Symbol"/>
    </style:style>
    <style:style style:name="WW_CharLFO24LVL1" style:family="text">
      <style:text-properties style:font-name="Symbol"/>
    </style:style>
    <style:style style:name="WW_CharLFO25LVL1" style:family="text">
      <style:text-properties style:font-name="Symbol"/>
    </style:style>
    <style:style style:name="WW_CharLFO26LVL1" style:family="text">
      <style:text-properties style:font-name="Symbol"/>
    </style:style>
    <style:style style:name="WW_CharLFO27LVL1" style:family="text">
      <style:text-properties style:font-name="Symbol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Times New Roman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Times New Roman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Times New Roman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Times New Roman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Times New Roman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Times New Roman"/>
    </style:style>
    <text:list-style style:name="LFO30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9">
      <text:list-level-style-bullet text:level="1" text:style-name="WW_CharLFO1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4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6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7">
      <text:list-level-style-bullet text:level="1" text:style-name="WW_CharLFO2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list-style style:name="LFO29">
      <text:list-level-style-bullet text:level="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bullet text:level="2" text:style-name="WW_CharLFO2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4" text:style-name="WW_CharLFO2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7" text:style-name="WW_CharLFO2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/>
      <style:text-properties fo:font-size="12pt" style:font-size-asian="12pt" style:font-size-complex="12pt"/>
    </style:style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style:font-name="Arial" fo:font-weight="bold" style:font-weight-asian="bold" style:font-weight-complex="bold" fo:font-size="18pt" style:font-size-asian="18pt" style:font-size-complex="18pt"/>
    </style:style>
    <style:style style:name="P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end"/>
      <style:text-properties fo:font-size="12pt" style:font-size-asian="12pt" style:font-size-complex="12pt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12" style:family="table-column">
      <style:table-column-properties style:column-width="4.4298in" style:use-optimal-column-width="false"/>
    </style:style>
    <style:style style:name="TableColumn13" style:family="table-column">
      <style:table-column-properties style:column-width="2.2076in" style:use-optimal-column-width="false"/>
    </style:style>
    <style:style style:name="Table11" style:family="table">
      <style:table-properties style:width="6.6375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04in solid #000000" style:writing-mode="lr-tb" fo:padding-top="0in" fo:padding-left="0.075in" fo:padding-bottom="0in" fo:padding-right="0.075in"/>
    </style:style>
    <style:style style:name="T16" style:parent-style-name="Fonteparág.padrão" style:family="text">
      <style:text-properties fo:font-weight="bold" style:font-weight-asian="bold" style:font-weight-complex="bold"/>
    </style:style>
    <style:style style:name="TableCell17" style:family="table-cell">
      <style:table-cell-properties fo:border="0.0104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2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25" style:family="table-column">
      <style:table-column-properties style:column-width="2.1958in" style:use-optimal-column-width="false"/>
    </style:style>
    <style:style style:name="TableColumn26" style:family="table-column">
      <style:table-column-properties style:column-width="2.1958in" style:use-optimal-column-width="false"/>
    </style:style>
    <style:style style:name="TableColumn27" style:family="table-column">
      <style:table-column-properties style:column-width="2.1958in" style:use-optimal-column-width="false"/>
    </style:style>
    <style:style style:name="Table24" style:family="table">
      <style:table-properties style:width="6.5875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right="0.25in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/>
    </style:style>
    <style:style style:name="T33" style:parent-style-name="Fonteparág.padrão" style:family="text">
      <style:text-properties style:font-name="Symbol" style:font-name-asian="Symbol" style:font-name-complex="Symbol"/>
    </style:style>
    <number:date-style style:name="N34" number:language="pt" number:country="BR">
      <number:year number:style="long" number:calendar="gregorian"/>
    </number:date-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>Titanoboa</text:p>
        <text:p text:style-name="P5"/>
        <text:p text:style-name="Cabeçalho"/>
      </style:header>
    </style:master-page>
    <style:master-page style:name="MP1" style:page-layout-name="PL1">
      <style:header>
        <table:table table:style-name="Table11">
          <table:table-columns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Normal"><text:span text:style-name="T16">Limapp</text:span></text:p>
            </table:table-cell>
            <table:table-cell table:style-name="TableCell17">
              <text:p text:style-name="P18"><text:s text:c="2"/>Versão: <text:s text:c="10"/>&lt;2.0&gt;</text:p>
            </table:table-cell>
          </table:table-row>
          <table:table-row table:style-name="TableRow19">
            <table:table-cell table:style-name="TableCell20">
              <text:p text:style-name="Normal"><text:title text:fixed="false">Visão (Projeto Pequeno)</text:title></text:p>
            </table:table-cell>
            <table:table-cell table:style-name="TableCell21">
              <text:p text:style-name="Normal"><text:s text:c="2"/>Data: <text:s/>&lt;20/06/2017&gt;</text:p>
            </table:table-cell>
          </table:table-row>
          <table:table-row table:style-name="TableRow22">
            <table:table-cell table:style-name="TableCell23" table:number-columns-spanned="2">
              <text:p text:style-name="Normal"/>
            </table:table-cell>
            <table:covered-table-cell/>
          </table:table-row>
        </table:table>
        <text:p text:style-name="Cabeçalho"/>
      </style:header>
      <style:footer>
        <table:table table:style-name="Table24">
          <table:table-columns>
            <table:table-column table:style-name="TableColumn25"/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>Confidencial</text:p>
            </table:table-cell>
            <table:table-cell table:style-name="TableCell31">
              <text:p text:style-name="P32"><text:span text:style-name="T33"></text:span><text:s/>Titanoboa,<text:s/><text:date style:data-style-name="N34">2017</text:date></text:p>
            </table:table-cell>
            <table:table-cell table:style-name="TableCell35">
              <text:p text:style-name="P36">Página<text:s/><text:span text:style-name="Númerodepágina"><text:page-number text:fixed="false">3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isão (Projeto Pequeno)</dc:title>
    <dc:description/>
    <dc:subject>&lt;Nome do Projeto&gt;</dc:subject>
    <meta:initial-creator>Patrick Souza Queres</meta:initial-creator>
    <dc:creator>Edilson Alzemand</dc:creator>
    <meta:creation-date>2017-07-05T23:47:00Z</meta:creation-date>
    <dc:date>2017-07-05T23:47:00Z</dc:date>
    <meta:print-date>2001-03-15T17:26:00Z</meta:print-date>
    <meta:template xlink:href="rup_vision_sp.dot" xlink:type="simple"/>
    <meta:editing-cycles>2</meta:editing-cycles>
    <meta:editing-duration>PT120S</meta:editing-duration>
    <meta:document-statistic meta:page-count="6" meta:paragraph-count="12" meta:word-count="970" meta:character-count="6200" meta:row-count="43" meta:non-whitespace-character-count="5242"/>
  </office:meta>
</office:document-meta>
</file>